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4pt" fo:font-weight="bold"/>
    </style:style>
    <style:style style:name="P4" style:family="paragraph">
      <style:paragraph-properties fo:text-align="center"/>
    </style:style>
    <style:style style:name="T1" style:family="text">
      <style:text-properties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" draw:layer="layout" svg:width="3.5cm" svg:height="3.5cm" svg:x="9cm" svg:y="2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" draw:layer="layout" svg:width="3.5cm" svg:height="3.5cm" svg:x="2.5cm" svg:y="15cm">
          <text:p text:style-name="P1">todos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" draw:layer="layout" svg:width="3.5cm" svg:height="3.5cm" svg:x="6.5cm" svg:y="15cm">
          <text:p text:style-name="P1">user_name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3.5cm" svg:height="3.5cm" svg:x="10.5cm" svg:y="15cm">
          <text:p text:style-name="P1">ayuda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3.5cm" svg:height="3.5cm" svg:x="14.5cm" svg:y="15cm">
          <text:p text:style-name="P1">salir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12.952cm" svg:height="2.253cm" svg:x="4.5cm" svg:y="0cm">
          <draw:text-box>
            <text:p text:style-name="P2"><text:span text:style-name="T1">Accions d'usuari</text:span></text:p>
          </draw:text-box>
        </draw:frame>
        <draw:connector draw:style-name="gr4" draw:text-style-name="P4" draw:layer="layout" draw:type="curve" svg:x1="9.511cm" svg:y1="5.486cm" svg:x2="8.249cm" svg:y2="15cm" draw:start-shape="id1" draw:start-glue-point="7" draw:end-shape="id2" draw:end-glue-point="4">
          <text:p text:style-name="P2"/>
        </draw:connector>
        <draw:connector draw:style-name="gr4" draw:text-style-name="P4" draw:layer="layout" draw:type="curve" svg:x1="12.498cm" svg:y1="4.249cm" svg:x2="16.249cm" svg:y2="15cm" draw:start-shape="id1" draw:start-glue-point="10" draw:end-shape="id3" draw:end-glue-point="4">
          <text:p text:style-name="P2"/>
        </draw:connector>
        <draw:connector draw:style-name="gr5" draw:text-style-name="P4" draw:layer="layout" draw:type="curve" svg:x1="9cm" svg:y1="4.249cm" svg:x2="4.249cm" svg:y2="15cm" draw:start-shape="id1" draw:start-glue-point="6" draw:end-shape="id4" draw:end-glue-point="4">
          <text:p text:style-name="P2"/>
        </draw:connector>
        <draw:frame draw:style-name="gr3" draw:layer="layout" svg:width="3.279cm" svg:height="1.038cm" svg:x="1cm" svg:y="12.5cm">
          <draw:text-box>
            <text:p text:style-name="P2">cadena_1</text:p>
          </draw:text-box>
        </draw:frame>
        <draw:frame draw:style-name="gr3" draw:layer="layout" svg:width="3.279cm" svg:height="1.038cm" svg:x="5cm" svg:y="9cm">
          <draw:text-box>
            <text:p text:style-name="P2">cadena_1</text:p>
          </draw:text-box>
        </draw:frame>
        <draw:frame draw:style-name="gr3" draw:layer="layout" svg:width="3.279cm" svg:height="1.038cm" svg:x="12.221cm" svg:y="8.962cm">
          <draw:text-box>
            <text:p text:style-name="P2">cadena_1</text:p>
          </draw:text-box>
        </draw:frame>
        <draw:frame draw:style-name="gr3" draw:layer="layout" svg:width="3.279cm" svg:height="1.038cm" svg:x="16.221cm" svg:y="12.5cm">
          <draw:text-box>
            <text:p text:style-name="P2">cadena_1</text:p>
          </draw:text-box>
        </draw:frame>
        <draw:connector draw:style-name="gr4" draw:text-style-name="P4" draw:layer="layout" draw:type="curve" svg:x1="11.986cm" svg:y1="5.486cm" svg:x2="12.249cm" svg:y2="15cm" draw:start-shape="id1" draw:start-glue-point="9" draw:end-shape="id5" draw:end-glue-point="4">
          <text:p text:style-name="P2"/>
        </draw:connector>
        <draw:custom-shape draw:style-name="gr6" draw:text-style-name="P1" draw:id="id6" draw:layer="layout" svg:width="3.5cm" svg:height="3.5cm" svg:x="4cm" svg:y="22.5cm">
          <text:p text:style-name="P1">messa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curve" svg:x1="4.249cm" svg:y1="18.498cm" svg:x2="4cm" svg:y2="24.249cm" draw:start-shape="id4" draw:start-glue-point="8" draw:end-shape="id6" draw:end-glue-point="6">
          <text:p text:style-name="P2"/>
        </draw:connector>
        <draw:connector draw:style-name="gr5" draw:text-style-name="P4" draw:layer="layout" draw:type="curve" svg:x1="8.249cm" svg:y1="18.498cm" svg:x2="7.498cm" svg:y2="24.249cm" draw:start-shape="id2" draw:start-glue-point="8" draw:end-shape="id6" draw:end-glue-point="10">
          <text:p text:style-name="P2"/>
        </draw:connector>
        <draw:frame draw:style-name="gr3" draw:layer="layout" svg:width="3.279cm" svg:height="1.038cm" svg:x="1cm" svg:y="19.5cm">
          <draw:text-box>
            <text:p text:style-name="P2">cadena_2</text:p>
          </draw:text-box>
        </draw:frame>
        <draw:frame draw:style-name="gr3" draw:layer="layout" svg:width="3.279cm" svg:height="1.038cm" svg:x="8.221cm" svg:y="19.5cm">
          <draw:text-box>
            <text:p text:style-name="P2">cadena_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12:06:30</dc:date>
    <dc:language>es-ES</dc:language>
    <meta:editing-cycles>3</meta:editing-cycles>
    <meta:editing-duration>PT1H7M43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